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5"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6"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6"/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6"/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6"/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6"/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6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table:number-columns-repeated="6"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8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75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6"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6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6"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Ξ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,77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8:29</meta:creation-date>
    <dc:date>2018-09-02T05:10:54</dc:date>
    <meta:generator>LibreOffice/5.1.6.2$Linux_X86_64 LibreOffice_project/10m0$Build-2</meta:generator>
    <meta:document-statistic meta:table-count="1" meta:cell-count="18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